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4.52" calcext:value-type="float">
            <text:p>94,52</text:p>
          </table:table-cell>
          <table:table-cell office:value-type="float" office:value="5.48" calcext:value-type="float">
            <text:p>5,48</text:p>
          </table:table-cell>
          <table:table-cell office:value-type="float" office:value="2445" calcext:value-type="float">
            <text:p>2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3.78" calcext:value-type="float">
            <text:p>93,78</text:p>
          </table:table-cell>
          <table:table-cell office:value-type="float" office:value="6.22" calcext:value-type="float">
            <text:p>6,22</text:p>
          </table:table-cell>
          <table:table-cell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office:value-type="float" office:value="2.51" calcext:value-type="float">
            <text:p>2,51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3.82" calcext:value-type="float">
            <text:p>93,82</text:p>
          </table:table-cell>
          <table:table-cell office:value-type="float" office:value="6.18" calcext:value-type="float">
            <text:p>6,18</text:p>
          </table:table-cell>
          <table:table-cell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11" calcext:value-type="float">
            <text:p>96,11</text:p>
          </table:table-cell>
          <table:table-cell office:value-type="float" office:value="3.89" calcext:value-type="float">
            <text:p>3,89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3.89" calcext:value-type="float">
            <text:p>93,89</text:p>
          </table:table-cell>
          <table:table-cell office:value-type="float" office:value="6.11" calcext:value-type="float">
            <text:p>6,11</text:p>
          </table:table-cell>
          <table:table-cell office:value-type="float" office:value="1454" calcext:value-type="float">
            <text:p>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5" calcext:value-type="float">
            <text:p>97,15</text:p>
          </table:table-cell>
          <table:table-cell office:value-type="float" office:value="2.85" calcext:value-type="float">
            <text:p>2,85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21" calcext:value-type="float">
            <text:p>98,21</text:p>
          </table:table-cell>
          <table:table-cell office:value-type="float" office:value="1.79" calcext:value-type="float">
            <text:p>1,79</text:p>
          </table:table-cell>
          <table:table-cell office:value-type="float" office:value="1811" calcext:value-type="float">
            <text:p>18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3.06" calcext:value-type="float">
            <text:p>93,06</text:p>
          </table:table-cell>
          <table:table-cell office:value-type="float" office:value="2.94" calcext:value-type="float">
            <text:p>2,94</text:p>
          </table:table-cell>
          <table:table-cell office:value-type="float" office:value="2029" calcext:value-type="float">
            <text:p>2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505" calcext:value-type="float">
            <text:p>95,505</text:p>
          </table:table-cell>
          <table:table-cell table:formula="of:=AVERAGE([.C2:.C11])" office:value-type="float" office:value="4.095" calcext:value-type="float">
            <text:p>4,095</text:p>
          </table:table-cell>
          <table:table-cell table:formula="of:=AVERAGE([.D2:.D11])" office:value-type="float" office:value="4864.6" calcext:value-type="float">
            <text:p>4864,6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386171310629515" calcext:value-type="float">
            <text:p>0,386171310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46:52.329868014</meta:creation-date>
    <dc:date>2017-12-30T18:51:39.617402336</dc:date>
    <meta:editing-duration>PT4M48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